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1.1542in" style:rel-column-width="10922*"/>
    </style:style>
    <style:style style:name="Table3.D" style:family="table-column">
      <style:table-column-properties style:column-width="1.1542in" style:rel-column-width="1092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fo:color="#3465a4" loext:opacity="100%" officeooo:rsid="0015c1aa" officeooo:paragraph-rsid="0015c1aa"/>
    </style:style>
    <style:style style:name="P2" style:family="paragraph" style:parent-style-name="Text_20_body">
      <style:text-properties officeooo:paragraph-rsid="0015c1aa"/>
    </style:style>
    <style:style style:name="P3" style:family="paragraph" style:parent-style-name="Standard" style:list-style-name="L1">
      <style:text-properties fo:font-size="18pt" officeooo:rsid="001138ad" officeooo:paragraph-rsid="001138ad" style:font-size-asian="15.75pt" style:font-size-complex="18pt"/>
    </style:style>
    <style:style style:name="P4" style:family="paragraph" style:parent-style-name="Standard" style:list-style-name="L1">
      <style:text-properties fo:font-size="18pt" officeooo:rsid="0012ad3c" officeooo:paragraph-rsid="0012ad3c" style:font-size-asian="15.75pt" style:font-size-complex="18pt"/>
    </style:style>
    <style:style style:name="P5" style:family="paragraph" style:parent-style-name="Standard" style:list-style-name="L1">
      <style:text-properties fo:font-size="18pt" officeooo:rsid="001433a5" officeooo:paragraph-rsid="001433a5" style:font-size-asian="15.75pt" style:font-size-complex="18pt"/>
    </style:style>
    <style:style style:name="P6" style:family="paragraph" style:parent-style-name="Standard" style:list-style-name="L1">
      <style:text-properties fo:font-size="18pt" officeooo:rsid="0014a941" officeooo:paragraph-rsid="0014a941" style:font-size-asian="15.75pt" style:font-size-complex="18pt"/>
    </style:style>
    <style:style style:name="P7" style:family="paragraph" style:parent-style-name="Heading_20_1">
      <style:text-properties fo:color="#3465a4" loext:opacity="100%" officeooo:rsid="0017c2f1" officeooo:paragraph-rsid="0017c2f1"/>
    </style:style>
    <style:style style:name="P8" style:family="paragraph" style:parent-style-name="Text_20_body" style:list-style-name="L2">
      <style:text-properties fo:color="#000000" loext:opacity="100%" fo:font-size="18pt" officeooo:rsid="0018ee27" officeooo:paragraph-rsid="0018ee27" style:font-size-asian="15.75pt" style:font-size-complex="18pt"/>
    </style:style>
    <style:style style:name="P9" style:family="paragraph" style:parent-style-name="Text_20_body" style:list-style-name="L2">
      <style:text-properties fo:color="#000000" loext:opacity="100%" fo:font-size="18pt" officeooo:rsid="001aed35" officeooo:paragraph-rsid="001aed35" style:font-size-asian="15.75pt" style:font-size-complex="18pt"/>
    </style:style>
    <style:style style:name="P10" style:family="paragraph" style:parent-style-name="Text_20_body" style:list-style-name="L2">
      <style:text-properties fo:color="#000000" loext:opacity="100%" fo:font-size="18pt" officeooo:rsid="001c7956" officeooo:paragraph-rsid="001c7956" style:font-size-asian="15.75pt" style:font-size-complex="18pt"/>
    </style:style>
    <style:style style:name="P11" style:family="paragraph" style:parent-style-name="Text_20_body" style:list-style-name="L2">
      <style:text-properties fo:color="#000000" loext:opacity="100%" fo:font-size="18pt" officeooo:rsid="001db1e9" officeooo:paragraph-rsid="001db1e9" style:font-size-asian="15.75pt" style:font-size-complex="18pt"/>
    </style:style>
    <style:style style:name="P12" style:family="paragraph" style:parent-style-name="Text_20_body" style:list-style-name="L2">
      <style:text-properties fo:color="#000000" loext:opacity="100%" fo:font-size="18pt" officeooo:rsid="001f1bf2" officeooo:paragraph-rsid="001f1bf2" style:font-size-asian="15.75pt" style:font-size-complex="18pt"/>
    </style:style>
    <style:style style:name="P13" style:family="paragraph" style:parent-style-name="Heading_20_1">
      <style:text-properties fo:color="#3465a4" loext:opacity="100%" officeooo:rsid="0021bf5b" officeooo:paragraph-rsid="0021bf5b"/>
    </style:style>
    <style:style style:name="P14" style:family="paragraph" style:parent-style-name="Text_20_body">
      <style:text-properties officeooo:paragraph-rsid="0021bf5b"/>
    </style:style>
    <style:style style:name="P15" style:family="paragraph" style:parent-style-name="Text_20_body">
      <style:text-properties fo:color="#000000" loext:opacity="100%" fo:font-size="18pt" officeooo:rsid="0021bf5b" officeooo:paragraph-rsid="0021bf5b" style:font-size-asian="15.75pt" style:font-size-complex="18pt"/>
    </style:style>
    <style:style style:name="P16" style:family="paragraph" style:parent-style-name="Text_20_body">
      <style:text-properties fo:color="#000000" loext:opacity="100%" fo:font-size="18pt" officeooo:paragraph-rsid="0021bf5b" style:font-size-asian="15.75pt" style:font-size-complex="18pt"/>
    </style:style>
    <style:style style:name="P17" style:family="paragraph" style:parent-style-name="Text_20_body">
      <style:text-properties fo:font-size="18pt" officeooo:rsid="00228606" officeooo:paragraph-rsid="00228606" style:font-size-asian="15.75pt" style:font-size-complex="18pt"/>
    </style:style>
    <style:style style:name="P18" style:family="paragraph" style:parent-style-name="Text_20_body">
      <style:paragraph-properties fo:break-before="page"/>
      <style:text-properties fo:font-size="18pt" officeooo:rsid="002687ba" officeooo:paragraph-rsid="002687ba" style:font-size-asian="15.75pt" style:font-size-complex="18pt"/>
    </style:style>
    <style:style style:name="P19" style:family="paragraph" style:parent-style-name="Text_20_body" style:list-style-name="L3">
      <style:text-properties fo:font-size="18pt" officeooo:rsid="00273155" officeooo:paragraph-rsid="00273155" style:font-size-asian="15.75pt" style:font-size-complex="18pt"/>
    </style:style>
    <style:style style:name="P20" style:family="paragraph" style:parent-style-name="Table_20_Contents">
      <style:text-properties fo:font-size="18pt" officeooo:rsid="002a0d9c" officeooo:paragraph-rsid="002a0d9c" style:font-size-asian="15.75pt" style:font-size-complex="18pt"/>
    </style:style>
    <style:style style:name="P21" style:family="paragraph" style:parent-style-name="Table_20_Contents">
      <style:text-properties fo:font-size="18pt" officeooo:rsid="002a0d9c" officeooo:paragraph-rsid="002ae065" style:font-size-asian="15.75pt" style:font-size-complex="18pt"/>
    </style:style>
    <style:style style:name="P22" style:family="paragraph" style:parent-style-name="Table_20_Contents">
      <style:text-properties fo:font-size="18pt" officeooo:rsid="002cda0d" officeooo:paragraph-rsid="002cda0d" style:font-size-asian="15.75pt" style:font-size-complex="18pt"/>
    </style:style>
    <style:style style:name="P23" style:family="paragraph" style:parent-style-name="Table_20_Contents">
      <style:text-properties fo:font-size="18pt" style:font-size-asian="15.75pt" style:font-size-complex="18pt"/>
    </style:style>
    <style:style style:name="P24" style:family="paragraph" style:parent-style-name="Table_20_Contents">
      <style:text-properties fo:font-size="18pt" officeooo:rsid="002dcd6e" officeooo:paragraph-rsid="002dcd6e" style:font-size-asian="15.75pt" style:font-size-complex="18pt"/>
    </style:style>
    <style:style style:name="P25" style:family="paragraph" style:parent-style-name="Table_20_Contents">
      <style:text-properties fo:font-size="18pt" officeooo:rsid="002efca8" officeooo:paragraph-rsid="002efca8" style:font-size-asian="15.75pt" style:font-size-complex="18pt"/>
    </style:style>
    <style:style style:name="P26" style:family="paragraph" style:parent-style-name="Table_20_Contents">
      <style:text-properties fo:font-size="18pt" officeooo:rsid="00307c3f" officeooo:paragraph-rsid="00307c3f" style:font-size-asian="15.75pt" style:font-size-complex="18pt"/>
    </style:style>
    <style:style style:name="P27" style:family="paragraph" style:parent-style-name="Table_20_Contents">
      <style:text-properties fo:font-size="18pt" officeooo:rsid="00308b96" officeooo:paragraph-rsid="00308b96" style:font-size-asian="15.75pt" style:font-size-complex="18pt"/>
    </style:style>
    <style:style style:name="P28" style:family="paragraph" style:parent-style-name="Text_20_body">
      <style:text-properties fo:font-size="18pt" officeooo:rsid="00273155" officeooo:paragraph-rsid="00273155" style:font-size-asian="15.75pt" style:font-size-complex="18pt"/>
    </style:style>
    <style:style style:name="P29" style:family="paragraph" style:parent-style-name="Table_20_Contents">
      <style:text-properties fo:font-size="18pt" officeooo:rsid="0030d781" officeooo:paragraph-rsid="0030d781" style:font-size-asian="15.75pt" style:font-size-complex="18pt"/>
    </style:style>
    <style:style style:name="P30" style:family="paragraph" style:parent-style-name="Table_20_Contents">
      <style:text-properties fo:font-size="18pt" officeooo:rsid="0032dab8" officeooo:paragraph-rsid="0032dab8" style:font-size-asian="15.75pt" style:font-size-complex="18pt"/>
    </style:style>
    <style:style style:name="P31" style:family="paragraph" style:parent-style-name="Table_20_Contents">
      <style:text-properties fo:font-size="18pt" officeooo:rsid="0032dab8" officeooo:paragraph-rsid="00340700" style:font-size-asian="15.75pt" style:font-size-complex="18pt"/>
    </style:style>
    <style:style style:name="P32" style:family="paragraph" style:parent-style-name="Table_20_Contents">
      <style:text-properties fo:font-size="18pt" officeooo:rsid="00346072" officeooo:paragraph-rsid="00346072" style:font-size-asian="15.75pt" style:font-size-complex="18pt"/>
    </style:style>
    <style:style style:name="P33" style:family="paragraph" style:parent-style-name="Table_20_Contents">
      <style:text-properties fo:font-size="18pt" officeooo:rsid="003636a4" officeooo:paragraph-rsid="003636a4" style:font-size-asian="15.75pt" style:font-size-complex="18pt"/>
    </style:style>
    <style:style style:name="P34" style:family="paragraph" style:parent-style-name="Table_20_Contents">
      <style:text-properties fo:font-size="18pt" officeooo:rsid="00366986" officeooo:paragraph-rsid="00366986" style:font-size-asian="15.75pt" style:font-size-complex="18pt"/>
    </style:style>
    <style:style style:name="P35" style:family="paragraph" style:parent-style-name="Table_20_Contents">
      <style:text-properties fo:font-size="18pt" officeooo:rsid="0038ec9d" officeooo:paragraph-rsid="0038ec9d" style:font-size-asian="15.75pt" style:font-size-complex="18pt"/>
    </style:style>
    <style:style style:name="P36" style:family="paragraph" style:parent-style-name="Table_20_Contents">
      <style:text-properties fo:font-size="18pt" officeooo:rsid="003a71d0" officeooo:paragraph-rsid="003a71d0" style:font-size-asian="15.75pt" style:font-size-complex="18pt"/>
    </style:style>
    <style:style style:name="T1" style:family="text">
      <style:text-properties fo:color="#3465a4" loext:opacity="100%" officeooo:rsid="0015c1aa"/>
    </style:style>
    <style:style style:name="T2" style:family="text">
      <style:text-properties officeooo:rsid="00212508"/>
    </style:style>
    <style:style style:name="T3" style:family="text">
      <style:text-properties officeooo:rsid="001e5193"/>
    </style:style>
    <style:style style:name="T4" style:family="text">
      <style:text-properties officeooo:rsid="001f946e"/>
    </style:style>
    <style:style style:name="T5" style:family="text">
      <style:text-properties fo:color="#3465a4" loext:opacity="100%" officeooo:rsid="0021bf5b"/>
    </style:style>
    <style:style style:name="T6" style:family="text">
      <style:text-properties fo:color="#3465a4" loext:opacity="100%" officeooo:rsid="0022aca8"/>
    </style:style>
    <style:style style:name="T7" style:family="text">
      <style:text-properties fo:color="#3465a4" loext:opacity="100%" officeooo:rsid="00230675"/>
    </style:style>
    <style:style style:name="T8" style:family="text">
      <style:text-properties fo:color="#ff5429" loext:opacity="100%"/>
    </style:style>
    <style:style style:name="T9" style:family="text">
      <style:text-properties officeooo:rsid="00316147"/>
    </style:style>
    <style:style style:name="T10" style:family="text">
      <style:text-properties fo:color="#ff5429" loext:opacity="100%" officeooo:rsid="00340700"/>
    </style:style>
    <style:style style:name="T11" style:family="text">
      <style:text-properties officeooo:rsid="00340700"/>
    </style:style>
    <style:style style:name="T12" style:family="text">
      <style:text-properties officeooo:rsid="0037b35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SAY INTRODUCTION:</text:h>
      <text:p text:style-name="P2"><text:span text:style-name="T1"/></text:p>
      <text:list text:style-name="L1">
        <text:list-item>
          <text:p text:style-name="P3">Start with a broad statement about the topics</text:p>
        </text:list-item>
        <text:list-item>
          <text:p text:style-name="P4">Paraphrase the question</text:p>
        </text:list-item>
        <text:list-item>
          <text:p text:style-name="P5">Write a thesis statement with a clear position</text:p>
        </text:list-item>
        <text:list-item>
          <text:p text:style-name="P6">Use topics specific vocabulary</text:p>
        </text:list-item>
      </text:list>
      <text:h text:style-name="P7" text:outline-level="1">BODY PARAGRAPH <text:span text:style-name="T2">1</text:span></text:h>
      <text:list text:style-name="L2">
        <text:list-item>
          <text:p text:style-name="P8">Extending idea in a meaningful way</text:p>
        </text:list-item>
        <text:list-item>
          <text:p text:style-name="P9">topic sentence</text:p>
        </text:list-item>
        <text:list-item>
          <text:p text:style-name="P10">support the topic sentence</text:p>
        </text:list-item>
        <text:list-item>
          <text:p text:style-name="P11">illustrate the idea by <text:span text:style-name="T3">an example</text:span></text:p>
        </text:list-item>
        <text:list-item>
          <text:p text:style-name="P12">effect</text:p>
        </text:list-item>
        <text:list-item>
          <text:p text:style-name="P12">reduce the negative <text:span text:style-name="T4">impact</text:span></text:p>
        </text:list-item>
      </text:list>
      <text:h text:style-name="P13" text:outline-level="1">BODY PARAGRAPH 2</text:h>
      <text:p text:style-name="P14"><text:span text:style-name="T5"/></text:p>
      <text:p text:style-name="P15"><text:s text:c="3"/>Same as body 1</text:p>
      <text:p text:style-name="P16"/>
      <text:h text:style-name="P13" text:outline-level="1">BODY PARAGRAPH 3</text:h>
      <text:p text:style-name="Text_20_body"><text:s text:c="2"/></text:p>
      <text:p text:style-name="P17">why I support the idea 1 not idea 2</text:p>
      <text:p text:style-name="P17"/>
      <text:h text:style-name="Heading_20_1" text:outline-level="1"><text:span text:style-name="T6">CONCLU</text:span><text:span text:style-name="T7">S</text:span><text:span text:style-name="T6">ION</text:span> </text:h>
      <text:p text:style-name="P18">Clear progression from one idea to another idea.</text:p>
      <text:list text:style-name="L3">
        <text:list-item>
          <text:p text:style-name="P19">Cause and effect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Many people do not learn how to cook. </text:p>
          </table:table-cell>
          <table:table-cell table:style-name="Table1.B1" office:value-type="string">
            <text:p text:style-name="P21">As a result, they rely on eating fast food.</text:p>
          </table:table-cell>
        </table:table-row>
        <table:table-row>
          <table:table-cell table:style-name="Table1.A2" office:value-type="string">
            <text:p text:style-name="P22">Many people do not learn how to cook.</text:p>
          </table:table-cell>
          <table:table-cell table:style-name="Table1.B2" office:value-type="string">
            <text:p text:style-name="P22">This has resulted in them relying on fast food. </text:p>
          </table:table-cell>
        </table:table-row>
        <table:table-row>
          <table:table-cell table:style-name="Table1.A2" office:value-type="string">
            <text:p text:style-name="P23"><text:s/>“ <text:s text:c="3"/>,</text:p>
          </table:table-cell>
          <table:table-cell table:style-name="Table1.B2" office:value-type="string">
            <text:p text:style-name="P24">Which has resulted in them relying on fast food.</text:p>
          </table:table-cell>
        </table:table-row>
        <table:table-row>
          <table:table-cell table:style-name="Table1.A2" office:value-type="string">
            <text:p text:style-name="P23">“ , </text:p>
          </table:table-cell>
          <table:table-cell table:style-name="Table1.B2" office:value-type="string">
            <text:p text:style-name="P25">Resulting in them relying on fast food</text:p>
          </table:table-cell>
        </table:table-row>
        <table:table-row>
          <table:table-cell table:style-name="Table1.A2" office:value-type="string">
            <text:p text:style-name="P23">“</text:p>
          </table:table-cell>
          <table:table-cell table:style-name="Table1.B2" office:value-type="string">
            <text:p text:style-name="P26">This has led to them relying on fast food.</text:p>
          </table:table-cell>
        </table:table-row>
        <table:table-row>
          <table:table-cell table:style-name="Table1.A2" office:value-type="string">
            <text:p text:style-name="P23">“</text:p>
          </table:table-cell>
          <table:table-cell table:style-name="Table1.B2" office:value-type="string">
            <text:p text:style-name="P27">This has led to them relying on fast food, which in turn has resulted in a <text:s/>higher rate of obesity and poor health</text:p>
          </table:table-cell>
        </table:table-row>
      </table:table>
      <text:p text:style-name="P28"/>
      <text:p text:style-name="P28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Cheaper airline tickets allow more people to fly overseas and visit countries they have never been to.<text:span text:style-name="T8"> As a result</text:span>, they will have a wider range of experiences. <text:span text:style-name="T8">This may lead to </text:span>new ideas for businesses or a greater feeling of fulfil<text:span text:style-name="T9">l</text:span>ment.</text:p>
          </table:table-cell>
        </table:table-row>
        <table:table-row>
          <table:table-cell table:style-name="Table2.A2" office:value-type="string">
            <text:p text:style-name="P30">Cheaper airline tickets allow more people to fly overseas and visit countries they have never been to. <text:span text:style-name="T8">As a result</text:span>, they will have a wider range of experiences, <text:span text:style-name="T8">which may lead to</text:span> new ideas for business or a greater feeling of fulfillment.</text:p>
          </table:table-cell>
        </table:table-row>
        <text:soft-page-break/>
        <table:table-row>
          <table:table-cell table:style-name="Table2.A2" office:value-type="string">
            <text:p text:style-name="P31">Cheaper airline tickets allow more people to fly overseas and visit countries they have never been to. <text:span text:style-name="T8">As a result</text:span>, they will have a wider range of experiences, <text:span text:style-name="T10">possibly leading to</text:span><text:span text:style-name="T11"> </text:span>new ideas for business or a greater feeling of fulfillment.</text:p>
          </table:table-cell>
        </table:table-row>
      </table:table>
      <text:p text:style-name="P28"/>
      <text:p text:style-name="P28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5" office:value-type="string">
            <text:p text:style-name="P32">As a result</text:p>
          </table:table-cell>
          <table:table-cell table:style-name="Table3.A1" office:value-type="string">
            <text:p text:style-name="P33">P<text:span text:style-name="T12">ast</text:span></text:p>
          </table:table-cell>
          <table:table-cell table:style-name="Table3.A1" office:value-type="string">
            <text:p text:style-name="P33">P<text:span text:style-name="T12">resent</text:span></text:p>
          </table:table-cell>
          <table:table-cell table:style-name="Table3.D1" office:value-type="string">
            <text:p text:style-name="P33">future</text:p>
          </table:table-cell>
        </table:table-row>
        <table:table-row>
          <table:covered-table-cell table:style-name="Table3.A1"/>
          <table:table-cell table:style-name="Table3.B2" office:value-type="string">
            <text:p text:style-name="P34">This can lead to </text:p>
          </table:table-cell>
          <table:table-cell table:style-name="Table3.B2" office:value-type="string">
            <text:p text:style-name="P34">This has led to </text:p>
          </table:table-cell>
          <table:table-cell table:style-name="Table3.D2" office:value-type="string">
            <text:p text:style-name="P34">This could lead to</text:p>
          </table:table-cell>
        </table:table-row>
        <table:table-row>
          <table:covered-table-cell table:style-name="Table3.A1"/>
          <table:table-cell table:style-name="Table3.B2" office:value-type="string">
            <text:p text:style-name="P35">Which can lead to </text:p>
          </table:table-cell>
          <table:table-cell table:style-name="Table3.B2" office:value-type="string">
            <text:p text:style-name="P35">Which has led to </text:p>
          </table:table-cell>
          <table:table-cell table:style-name="Table3.D2" office:value-type="string">
            <text:p text:style-name="P35">Which could lead to</text:p>
          </table:table-cell>
        </table:table-row>
        <table:table-row>
          <table:covered-table-cell table:style-name="Table3.A1"/>
          <table:table-cell table:style-name="Table3.B2" office:value-type="string">
            <text:p text:style-name="P35">Leading to </text:p>
          </table:table-cell>
          <table:table-cell table:style-name="Table3.B2" office:value-type="string">
            <text:p text:style-name="P35">Possibly leading to </text:p>
          </table:table-cell>
          <table:table-cell table:style-name="Table3.D2" office:value-type="string">
            <text:p text:style-name="P35">Which could lead to</text:p>
          </table:table-cell>
        </table:table-row>
        <table:table-row>
          <table:covered-table-cell table:style-name="Table3.A1"/>
          <table:table-cell table:style-name="Table3.B2" office:value-type="string">
            <text:p text:style-name="P36">This can result to </text:p>
          </table:table-cell>
          <table:table-cell table:style-name="Table3.B2" office:value-type="string">
            <text:p text:style-name="P36">This has resulted to </text:p>
          </table:table-cell>
          <table:table-cell table:style-name="Table3.D2" office:value-type="string">
            <text:p text:style-name="P36">This could result to</text:p>
          </table:table-cell>
        </table:table-row>
        <table:table-row>
          <table:table-cell table:style-name="Table3.B2" office:value-type="string">
            <text:p text:style-name="P23"/>
          </table:table-cell>
          <table:table-cell table:style-name="Table3.D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07:00:32.698228657</meta:creation-date>
    <dc:date>2024-11-11T09:03:19.202000000</dc:date>
    <meta:editing-duration>PT4H13M25S</meta:editing-duration>
    <meta:editing-cycles>45</meta:editing-cycles>
    <meta:generator>LibreOffice/24.8.2.1$Windows_X86_64 LibreOffice_project/0f794b6e29741098670a3b95d60478a65d05ef13</meta:generator>
    <meta:document-statistic meta:table-count="3" meta:image-count="0" meta:object-count="0" meta:page-count="3" meta:paragraph-count="51" meta:word-count="357" meta:character-count="1881" meta:non-whitespace-character-count="1563"/>
  </office:meta>
</office:document-meta>
</file>